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BindingGenerator.run( String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lientBindingGenerator.generate( String wsdlURI , String outpu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